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36.25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eta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_23_Sheet4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kipRows 1</text:p>
          </table:table-cell>
          <table:table-cell office:value-type="string" calcext:value-type="string">
            <text:p>HeaderRows 2</text:p>
          </table:table-cell>
          <table:table-cell office:value-type="string" calcext:value-type="string">
            <text:p>hashCom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some rubb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#ignored</text:p>
          </table:table-cell>
          <table:table-cell office:value-type="string" calcext:value-type="string">
            <text:p>head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 ignore</text:p>
          </table:table-cell>
          <table:table-cell office:value-type="string" calcext:value-type="string">
            <text:p>hea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to ignore</text:p>
          </table:table-cell>
          <table:table-cell office:value-type="string" calcext:value-type="string">
            <text:p>data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headerRows 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Other data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#Sheet4" table:style-name="ta4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rubb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ok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gno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happens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" style:display-name="PageStyle_Me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_23_Sheet4" style:display-name="PageStyle_#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27</meta:creation-date>
    <dc:language>en-GB</dc:language>
    <dc:date>2017-10-04T16:14:04</dc:date>
    <meta:editing-cycles>10</meta:editing-cycles>
    <meta:editing-duration>PT22M</meta:editing-duration>
    <meta:generator>LibreOffice/6.0.7.3$Linux_X86_64 LibreOffice_project/00m0$Build-3</meta:generator>
    <meta:document-statistic meta:table-count="4" meta:cell-count="37" meta:object-count="0"/>
  </office:meta>
</office:document-meta>
</file>